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DataManagementPla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>
    <office:event-listeners>
      <script:event-listener script:language="ooo:script" script:event-name="dom:load" xlink:href="vnd.sun.star.script:Standard.DataManagementPlan.Main?language=Basic&amp;location=document" xlink:type="simple"/>
    </office:event-listeners>
  </office:scripts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2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paragraph-rsid="00789220"/>
    </style:style>
    <style:style style:name="P12" style:family="paragraph" style:parent-style-name="Text_20_body">
      <style:paragraph-properties fo:text-align="start" style:justify-single-word="false"/>
      <style:text-properties officeooo:paragraph-rsid="00a1453b"/>
    </style:style>
    <style:style style:name="P13" style:family="paragraph" style:parent-style-name="Text_20_body">
      <style:text-properties officeooo:paragraph-rsid="00a1d3dd"/>
    </style:style>
    <style:style style:name="P14" style:family="paragraph" style:parent-style-name="Text_20_body" style:master-page-name="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style:page-number="auto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5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paragraph-rsid="007b75ef" fo:hyphenate="false" fo:hyphenation-remain-char-count="2" fo:hyphenation-push-char-count="2" loext:hyphenation-no-caps="false"/>
    </style:style>
    <style:style style:name="P16" style:family="paragraph" style:parent-style-name="Text_20_body">
      <loext:graphic-properties draw:fill="none"/>
      <style:paragraph-properties fo:margin-left="4.001cm" fo:margin-right="0cm" fo:margin-top="0cm" fo:margin-bottom="0.212cm" loext:contextual-spacing="false" fo:text-align="start" style:justify-single-word="false" fo:orphans="2" fo:widows="2" fo:hyphenation-ladder-count="no-limit" fo:text-indent="-4.001cm" style:auto-text-indent="false" fo:background-color="transparent" style:writing-mode="lr-tb">
        <style:tab-stops>
          <style:tab-stop style:position="3.999cm"/>
        </style:tab-stops>
      </style:paragraph-properties>
      <style:text-properties officeooo:rsid="006eca92" officeooo:paragraph-rsid="007b75ef" fo:hyphenate="false" fo:hyphenation-remain-char-count="2" fo:hyphenation-push-char-count="2" loext:hyphenation-no-caps="false"/>
    </style:style>
    <style:style style:name="P17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8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9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8dcbd8"/>
    </style:style>
    <style:style style:name="P20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21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22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23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4" style:family="paragraph" style:parent-style-name="Überschrift_20_4_20__28_Annex_29_" style:list-style-name="WWNum2aaa">
      <style:paragraph-properties fo:margin-left="1.27cm" fo:margin-right="0cm" fo:line-height="150%" fo:text-align="start" style:justify-single-word="false" fo:text-indent="-1.27cm" style:auto-text-indent="false" style:writing-mode="lr-tb">
        <style:tab-stops>
          <style:tab-stop style:position="1.27cm"/>
        </style:tab-stops>
      </style:paragraph-properties>
      <style:text-properties style:use-window-font-color="true" officeooo:paragraph-rsid="00a6cf69"/>
    </style:style>
    <style:style style:name="P25" style:family="paragraph" style:parent-style-name="Überschrift_20_3_20__28_Annex_29_">
      <style:paragraph-properties fo:margin-left="0cm" fo:margin-right="0cm" fo:text-indent="0cm" style:auto-text-indent="false" style:writing-mode="lr-tb"/>
      <style:text-properties officeooo:paragraph-rsid="00a6cf69"/>
    </style:style>
    <style:style style:name="P26" style:family="paragraph" style:parent-style-name="Text_20_body">
      <style:paragraph-properties fo:margin-left="6.5cm" fo:margin-right="0cm" fo:text-align="start" style:justify-single-word="false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7" style:family="paragraph" style:parent-style-name="Überschrift_20_2_20__28_Annex_29_" style:list-style-name="WWNum1aa" style:master-page-name="Standard">
      <style:paragraph-properties fo:margin-left="0.635cm" fo:margin-right="0cm" fo:line-height="150%" fo:text-indent="-0.635cm" style:auto-text-indent="false" style:page-number="auto" style:writing-mode="lr-tb"/>
      <style:text-properties style:font-name="Calibri" fo:font-size="14pt" fo:language="en" fo:country="GB" fo:font-weight="bold" officeooo:paragraph-rsid="00a6cf69" style:font-name-asian="SimSun" style:font-size-asian="14pt" style:language-asian="zh" style:country-asian="CN" style:font-weight-asian="bold" style:font-name-complex="Calibri2" style:font-size-complex="15pt" style:language-complex="hi" style:country-complex="IN" style:font-weight-complex="bol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2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77c6" style:font-weight-asian="bold" style:font-weight-complex="bold"/>
    </style:style>
    <style:style style:name="T10" style:family="text">
      <style:text-properties fo:font-weight="bold" officeooo:rsid="00479585" style:font-weight-asian="bold" style:font-weight-complex="bold"/>
    </style:style>
    <style:style style:name="T11" style:family="text">
      <style:text-properties fo:font-weight="bold" officeooo:rsid="004a9491" style:font-weight-asian="bold" style:font-weight-complex="bold"/>
    </style:style>
    <style:style style:name="T12" style:family="text">
      <style:text-properties fo:font-weight="bold" officeooo:rsid="0055526b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fo:language="en" fo:country="GB" fo:font-weight="bold" officeooo:rsid="003a77c6" style:font-weight-asian="bold" style:font-weight-complex="bold"/>
    </style:style>
    <style:style style:name="T15" style:family="text">
      <style:text-properties fo:language="en" fo:country="GB" fo:font-weight="bold" officeooo:rsid="0055526b" style:font-weight-asian="bold" style:font-weight-complex="bold"/>
    </style:style>
    <style:style style:name="T16" style:family="text">
      <style:text-properties fo:language="en" fo:country="GB" officeooo:rsid="003a77c6"/>
    </style:style>
    <style:style style:name="T17" style:family="text">
      <style:text-properties fo:language="en" fo:country="GB" fo:font-weight="normal" officeooo:rsid="00479585" style:font-weight-asian="normal" style:font-weight-complex="normal"/>
    </style:style>
    <style:style style:name="T18" style:family="text">
      <style:text-properties fo:language="en" fo:country="GB" fo:font-weight="normal" officeooo:rsid="003a77c6" style:font-weight-asian="normal" style:font-weight-complex="normal"/>
    </style:style>
    <style:style style:name="T19" style:family="text">
      <style:text-properties fo:language="en" fo:country="GB" fo:font-weight="normal" officeooo:rsid="0055526b" style:font-weight-asian="normal" style:font-weight-complex="normal"/>
    </style:style>
    <style:style style:name="T20" style:family="text">
      <style:text-properties fo:language="en" fo:country="GB" fo:font-weight="normal" officeooo:rsid="009f87d9" style:font-weight-asian="normal" style:font-weight-complex="normal"/>
    </style:style>
    <style:style style:name="T21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4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5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8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9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30" style:family="text">
      <style:text-properties fo:language="en" fo:country="GB" officeooo:rsid="004a9491"/>
    </style:style>
    <style:style style:name="T31" style:family="text">
      <style:text-properties fo:language="en" fo:country="GB" officeooo:rsid="008dcbd8"/>
    </style:style>
    <style:style style:name="T32" style:family="text">
      <style:text-properties fo:language="en" fo:country="GB" officeooo:rsid="00839414"/>
    </style:style>
    <style:style style:name="T33" style:family="text">
      <style:text-properties officeooo:rsid="003a5be7"/>
    </style:style>
    <style:style style:name="T34" style:family="text">
      <style:text-properties officeooo:rsid="003a77c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3a5be7" style:font-weight-asian="normal" style:font-weight-complex="normal"/>
    </style:style>
    <style:style style:name="T37" style:family="text">
      <style:text-properties fo:font-weight="normal" officeooo:rsid="003a77c6" style:font-weight-asian="normal" style:font-weight-complex="normal"/>
    </style:style>
    <style:style style:name="T38" style:family="text">
      <style:text-properties fo:font-weight="normal" officeooo:rsid="0055526b" style:font-weight-asian="normal" style:font-weight-complex="normal"/>
    </style:style>
    <style:style style:name="T39" style:family="text">
      <style:text-properties officeooo:rsid="004a9491"/>
    </style:style>
    <style:style style:name="T40" style:family="text">
      <style:text-properties officeooo:rsid="00789220"/>
    </style:style>
    <style:style style:name="T41" style:family="text">
      <style:text-properties officeooo:rsid="0084b23a"/>
    </style:style>
    <style:style style:name="T42" style:family="text">
      <style:text-properties officeooo:rsid="0091f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04644674" text:style-name="WWNum1aa">
        <text:list-item>
          <text:h text:style-name="P27" text:outline-level="2"><text:file-name text:display="name">organizations-template</text:file-name></text:h>
        </text:list-item>
      </text:list>
      <text:p text:style-name="P25"><text:span text:style-name="T5">1.1 {d.results[i].title}</text:span></text:p>
      <text:p text:style-name="P12">{d.results[i].notes:convCRLF()}</text:p>
      <text:p text:style-name="P18"><text:span text:style-name="T14">ID</text:span><text:span text:style-name="T9"><text:tab/></text:span><text:span text:style-name="T34">{d.results[i].</text:span><text:span text:style-name="T16">name</text:span><text:span text:style-name="T34">:ifEmpty(</text:span><text:span text:style-name="T33">n/a</text:span><text:span text:style-name="T34">)}</text:span></text:p>
      <text:p text:style-name="P18"><text:span text:style-name="T9">Version</text:span><text:span text:style-name="T34"><text:tab/>{d.results[i].</text:span><text:span text:style-name="T16">version</text:span><text:span text:style-name="T34">:ifEmpty(</text:span><text:span text:style-name="T16">1.0</text:span><text:span text:style-name="T34">)}</text:span></text:p>
      <text:p text:style-name="P18"><text:span text:style-name="T9">Organisation<text:tab/></text:span><text:span text:style-name="T34">{d.results[i].</text:span><text:span text:style-name="T16">organization.title</text:span><text:span text:style-name="T34">:ifEmpty(</text:span><text:span text:style-name="T33">n/a</text:span><text:span text:style-name="T34">)}</text:span></text:p>
      <text:p text:style-name="P19"><text:span text:style-name="T11">Category</text:span><text:span text:style-name="T39"><text:tab/></text:span><text:span text:style-name="T34">{d.results[i].</text:span><text:span text:style-name="T30">groups[</text:span><text:span text:style-name="T31">i</text:span><text:span text:style-name="T30">]</text:span><text:span text:style-name="T16">.title</text:span><text:span text:style-name="T34">:ifEmpty(</text:span><text:span text:style-name="T33">n/a</text:span><text:span text:style-name="T34">)} {d.results[</text:span><text:span text:style-name="T42">i]</text:span><text:span text:style-name="T34">.</text:span><text:span text:style-name="T30">groups[</text:span><text:span text:style-name="T32">i+1</text:span><text:span text:style-name="T30">]</text:span><text:span text:style-name="T16">.title</text:span><text:span text:style-name="T34">:ifEmpty(</text:span><text:span text:style-name="T33">n/a</text:span><text:span text:style-name="T34">)}</text:span></text:p>
      <text:p text:style-name="P20"><text:span text:style-name="T8">Author<text:tab/></text:span>{d.results[i].author:ifEmpty(<text:span text:style-name="T33">n/a</text:span>)}</text:p>
      <text:p text:style-name="P18"><text:span text:style-name="T13">Author E-Mail</text:span><text:span text:style-name="T8"><text:tab/></text:span>{d.results[i].author_email:ifEmpty(<text:span text:style-name="T33">n/a</text:span>)}</text:p>
      <text:p text:style-name="P18"><text:span text:style-name="T9">M</text:span><text:span text:style-name="T8">aintainer<text:tab/></text:span>{d.results[i].maintainer:ifEmpty(<text:span text:style-name="T33">n/a</text:span>)}</text:p>
      <text:p text:style-name="P18"><text:span text:style-name="T14">M</text:span><text:span text:style-name="T13">aintainer E-Mail</text:span><text:span text:style-name="T8"><text:tab/></text:span>{d.results[i].maintainer _email:ifEmpty(<text:span text:style-name="T33">n/a</text:span>)}</text:p>
      <text:p text:style-name="P18"><text:span text:style-name="T9">License</text:span><text:span text:style-name="T34"><text:tab/>{d.results[i].license_title:ifEmpty(</text:span><text:span text:style-name="T33">n/a</text:span><text:span text:style-name="T34">)}</text:span></text:p>
      <text:p text:style-name="P22"><text:span text:style-name="T8">Meta-Data created<text:tab/></text:span><text:span text:style-name="T35">{d.results[i].metadata_created:ifEmpty(</text:span><text:span text:style-name="T36">n/a</text:span><text:span text:style-name="T35">)}</text:span></text:p>
      <text:p text:style-name="P18"><text:span text:style-name="T9">Meta-Data </text:span><text:span text:style-name="T14">modified</text:span><text:span text:style-name="T9"><text:tab/></text:span><text:span text:style-name="T37">{d.results[i].metadata_modified:ifEmpty(</text:span><text:span text:style-name="T36">n/a</text:span><text:span text:style-name="T37">)}</text:span></text:p>
      <text:p text:style-name="P17"><text:span text:style-name="T9">Meta-Data </text:span><text:span text:style-name="T10">UR</text:span><text:span text:style-name="T12">L</text:span><text:span text:style-name="T10"><text:tab/></text:span><text:span text:style-name="T17">https://ckan.myclimateservice.eu/</text:span><text:span text:style-name="T20">dataset/</text:span><text:span text:style-name="T18">{d.results[i].name:ifEmpty()}</text:span></text:p>
      <text:p text:style-name="P17"><text:span text:style-name="T21">Source UR</text:span><text:span text:style-name="T23">L</text:span><text:span text:style-name="T21"><text:tab/></text:span><text:span text:style-name="T25">{d.results[i].</text:span><text:span text:style-name="T26">url</text:span><text:span text:style-name="T25">:ifEmpty(</text:span><text:span text:style-name="T27">n/a</text:span><text:span text:style-name="T25">)}</text:span></text:p>
      <text:p text:style-name="P21"><text:span text:style-name="T24">Tags</text:span><text:span text:style-name="T28"><text:tab/></text:span><text:span text:style-name="T25">{d.results[i].tags:arrayMap(;  ,|,display_name)}</text:span></text:p>
      <text:p text:style-name="P23"><text:span text:style-name="T14">{d.results[i].extras[i].key} <text:tab/></text:span><text:span text:style-name="T18">{d.results[i].extras[i].value}</text:span></text:p>
      <text:p text:style-name="P26"><text:span text:style-name="T22">{d.results[i].extras[i+1].key} <text:tab/></text:span><text:span text:style-name="T25">{d.results[i].extras[i+1].value}</text:span></text:p>
      <text:list xml:id="list4271133506" text:style-name="WWNum2aaa">
        <text:list-item>
          <text:list>
            <text:list-item>
              <text:list>
                <text:list-item>
                  <text:p text:style-name="P24"><text:span text:style-name="T25">{d.results[i].resources[i].name}</text:span></text:p>
                </text:list-item>
              </text:list>
            </text:list-item>
          </text:list>
        </text:list-item>
      </text:list>
      <text:p text:style-name="P13">{d.results[i].resources[i].description:convCRLF()}</text:p>
      <text:p text:style-name="P14"><text:span text:style-name="T12">C</text:span><text:span text:style-name="T9">reated<text:tab/></text:span><text:span text:style-name="T37">{d.results[i].resources[i].created:ifEmpty(</text:span><text:span text:style-name="T36">n/a</text:span><text:span text:style-name="T37">)}</text:span></text:p>
      <text:p text:style-name="P15"><text:span text:style-name="T15">Last </text:span><text:span text:style-name="T14">modified</text:span><text:span text:style-name="T9"><text:tab/></text:span><text:span text:style-name="T37">{d.results[i].resources[i].</text:span><text:span text:style-name="T38">last_</text:span><text:span text:style-name="T37">modified:ifEmpty(</text:span><text:span text:style-name="T36">n/a</text:span><text:span text:style-name="T37">)}</text:span></text:p>
      <text:p text:style-name="P15"><text:span text:style-name="T15">Size</text:span><text:span text:style-name="T9"><text:tab/></text:span><text:span text:style-name="T37">{d.results[i].resources[i].</text:span><text:span text:style-name="T19">size</text:span><text:span text:style-name="T37">:ifEmpty(</text:span><text:span text:style-name="T36">n/a</text:span><text:span text:style-name="T37">)}</text:span></text:p>
      <text:p text:style-name="P15"><text:span text:style-name="T15">Format</text:span><text:span text:style-name="T9"><text:tab/></text:span><text:span text:style-name="T37">{d.results[i].resources[i].</text:span><text:span text:style-name="T19">format</text:span><text:span text:style-name="T37">:ifEmpty(</text:span><text:span text:style-name="T36">n/a</text:span><text:span text:style-name="T37">)}</text:span></text:p>
      <text:p text:style-name="P16"><text:span text:style-name="T23">URL</text:span><text:span text:style-name="T22"><text:tab/></text:span><text:span text:style-name="T25">{d.results[i].resources[i].</text:span><text:span text:style-name="T29">url</text:span><text:span text:style-name="T25">:ifEmpty(</text:span><text:span text:style-name="T27">n/a</text:span><text:span text:style-name="T25">)}</text:span></text:p>
      <text:p text:style-name="P11">{d.results[i].resources[i<text:span text:style-name="T40">+1</text:span>].name}</text:p>
      <text:p text:style-name="P10">{d.results[i<text:span text:style-name="T41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loext:contextual-spacing="false" fo:text-align="start" style:justify-single-word="false"/>
      <style:text-properties style:font-name="Calibri1" fo:font-family="Calibri" style:font-style-name="Standard" style:font-family-generic="swiss" style:font-pitch="variable" fo:font-size="11pt"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fo:color="#c9211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Überschrift_20_3_20__28_Annex_29_" style:display-name="Überschrift 3 (Annex)" style:family="paragraph" style:default-outline-level="">
      <style:paragraph-properties fo:margin-top="0cm" fo:margin-bottom="0.199cm" loext:contextual-spacing="false" fo:text-align="justify" style:justify-single-word="false"/>
      <style:text-properties fo:font-weight="bold" style:font-name-asian="SimSun" style:font-family-asian="SimSun" style:font-family-generic-asian="system" style:font-pitch-asian="variable" style:language-asian="zh" style:country-asian="CN" style:font-weight-asian="bold" style:font-name-complex="Calibri2" style:font-family-complex="Calibri" style:font-family-generic-complex="system" style:font-pitch-complex="variable" style:font-size-complex="13pt" style:language-complex="hi" style:country-complex="IN" style:font-weight-complex="bold"/>
    </style:style>
    <style:style style:name="Überschrift_20_2_20__28_Annex_29_" style:display-name="Überschrift 2 (Annex)" style:family="paragraph" style:parent-style-name="Heading_20_2" style:default-outline-level="2" style:list-style-name="">
      <style:paragraph-properties fo:margin-top="0.423cm" fo:margin-bottom="0cm" loext:contextual-spacing="false" fo:line-height="150%" fo:keep-with-next="always">
        <style:tab-stops>
          <style:tab-stop style:position="0.635cm"/>
        </style:tab-stops>
      </style:paragraph-properties>
      <style:text-properties fo:font-size="14pt" fo:font-weight="bold" style:font-name-asian="SimSun" style:font-family-asian="SimSun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5pt" style:language-complex="hi" style:country-complex="IN" style:font-weight-complex="bold"/>
    </style:style>
    <style:style style:name="Überschrift_20_4_20__28_Annex_29_" style:display-name="Überschrift 4 (Annex)" style:family="paragraph" style:parent-style-name="Text_20_body" style:default-outline-level="" style:list-style-name="" style:master-page-name="">
      <style:paragraph-properties fo:margin-top="0.3cm" fo:margin-bottom="0cm" loext:contextual-spacing="false" fo:line-height="150%" style:page-number="auto" fo:keep-with-next="always">
        <style:tab-stops>
          <style:tab-stop style:position="0.635cm"/>
        </style:tab-stops>
      </style:paragraph-properties>
      <style:text-properties style:use-window-font-color="true" fo:font-weight="normal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0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0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text:style-name="Character_20_style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Character_20_style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Character_20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20_style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Character_20_style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Character_20_style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Character_20_style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Character_20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20_style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2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2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2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CLARITY Data Management Plan</dc:title>
    <meta:initial-creator>Pascal Dihé</meta:initial-creator>
    <meta:editing-cycles>5</meta:editing-cycles>
    <meta:creation-date>2020-04-06T16:51:21.704000000</meta:creation-date>
    <meta:editing-duration>PT4M11S</meta:editing-duration>
    <meta:generator>LibreOffice/6.4.3.2$Windows_X86_64 LibreOffice_project/747b5d0ebf89f41c860ec2a39efd7cb15b54f2d8</meta:generator>
    <dc:description>https://github.com/clarity-h2020/data-management-plan/</dc:description>
    <meta:keyword>H2020</meta:keyword>
    <dc:subject>Data Management Plan</dc:subject>
    <dc:date>2020-04-29T17:35:01.391000000</dc:date>
    <dc:creator>Pascal Dihé</dc:creator>
    <meta:document-statistic meta:table-count="3" meta:image-count="2" meta:object-count="0" meta:page-count="1" meta:paragraph-count="36" meta:word-count="99" meta:character-count="1664" meta:non-whitespace-character-count="1598"/>
    <meta:template xlink:type="simple" xlink:actuate="onRequest" xlink:title="Normal" xlink:href=""/>
  </office:meta>
</office:document-meta>
</file>

<file path=Basic/Standard/DataManagementPlan.xml><?xml version="1.0" encoding="utf-8"?>
<!DOCTYPE module  PUBLIC '-//OpenOffice.org//DTD OfficeDocument 1.0//EN'  'module.dtd'>
<script:module xmlns:script="http://openoffice.org/2000/script" script:name="DataManagementPlan" script:language="StarBasic" script:moduleType="normal">'*** Markdown formatter for Libre(open)Office ****
'    (pre-alpha-demo)
'    Author: Jeka twoweeksgame@gmail.com
'    License: No any warranties blah blah blah...
'             Send me real postcard if you Like to use it 
'
'    Features: format headers verbatim blocks and formulas 
'             according to Markdown syntax
'
'    Install:  Open Tools-&gt;Macros-&gt;Organize Macros-&gt;LibreOffice Basic
'              Click [New]
'              In appeared field type OOMarkdown (or smth other no matter)
'              After pressing [OK] the Basic editor appears. 
'              Remove all existing content there and copy&amp;paste this text.
'              Save the macro. Now you can call it via "LibreOffice Basic" 
'              menu or bind the hotkey. RTFM about macros.

Option Explicit
'*** Style names used for foratting ***
Private Const preformatted ="Preformatted Text"
Private Const header ="Heading "

Sub Main
'	replaceHeader
	replaceBold
	replaceBoldAlt
	replaceItalic
'	replaceCode
'	replaceMath
End Sub

'*** Headers ***
' Apply heading syle to strings starting with some # chars
' # -&gt; Heading 1
' ## -&gt; Heading 2
' ### -&gt; Heading 3
' And so on 
Sub replaceHeader
	Dim searchMark,searchText
 	searchMark=regSearch("^#+")
 	searchText=regSearch(".*$")
	Dim foundMark,foundText
  	foundMark = doc.findFirst(searchMark)
  	While NOT IsNull(foundMark)
  		Dim headlevel
  		headLevel=len(trim(foundMark.getString))
  		If headLevel&gt;5 Then
  			headLevel=5
  		End if
  		foundText=doc.findNext(foundMark,searchText)
  		foundText.ParaStyleName=header &amp; headlevel
  		Dim hs: hs=Trim(foundText.getString)
  		foundMark.setString("")
  		foundText.setString(hs)
  		foundMark = doc.findNext(foundText,searchMark)
  	Wend 
End Sub

'*** bold text ***
' Apply bold style to text between **.
Sub replaceBold
	Dim search
 	search=regSearch("\*\*[^*]+\*\*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bold text __ ***
' Apply bold style to text between __.
Sub replaceBoldAlt
	Dim search
 	search=regSearch("__[^_]+__")
 	Dim found
  	found = doc.findFirst(search)
  	While NOT IsNull(found)
  		Dim str
  		str=found.getString()
  		str=Mid(str,3,Len(str)-4) 'WTF again!
  		found.CharWeight=com.sun.star.awt.FontWeight.BOLD
  		found.setString(str)
		found = doc.findNext(found,search)
  	Wend 
End Sub

'*** italic text ***
' Apply bold style to text between *.
Sub replaceItalic
	Dim search
 	search=regSearch("\*[^ */]+\*")
 	Dim found
  	found = doc.findFirst(search)
  	While NOT IsNull(found)
  		Dim str
  		str=found.getString()
  		str=Mid(str,2,Len(str)-2) 'WTF again!
  		found.CharPosture=com.sun.star.awt.FontSlant.ITALIC
  		found.setString(str)
		found = doc.findNext(found,search)
  	Wend 
End Sub

'*** Code blocks ***
' Apply preformatted style to text block between lines of tildas.
' Also remove paragraph breaks in that block.
Sub replaceCode
  Dim search
  search=regSearch("^~~+$")
  Dim found1,found2
  found1 = doc.findFirst(search)
  If Not IsNull(found1) Then
    found2 = doc.findNext(found1,search)
  End If
  While NOT IsNull(found1) And Not IsNull(found2)
   	found1.setString("")
   	found2.setString("")
   	found1.gotoRange(found2,True)
   	found1.ParaStyleName=preformatted
   	Dim str
   	'Paragraph breaks are CRLF 
   	'we need just linebreaks without breaking paragraph - LF
   	'so we remove all CR - Chr(13)
   	str=Join(Split(found1.getString(),Chr(13)),"")
   	str=mid(str,2,len(str)-3) 'Indexes in string begin with 1. WTF?!
   	found1.setString(str)
      	found1 = doc.findNext(found2,search)
      	If Not IsNull(found1) Then
      		found2 = doc.findNext(found1,search)
      	End if
  Wend
  
End Sub

'*** Formulas ***
' Convert text between two $ chars to formula object.
' Text must be in OpenOffice Math language.
' Annoyingly tricky implementation...
Sub replaceMath
	Dim search
 	search=regSearch("\$.*\$")
 	Dim found
  	found = doc.findFirst(search)
  	While NOT IsNull(found)
  		Dim mathStr
  		mathStr=found.getString()
  		mathStr=Mid(mathStr,2,Len(mathStr)-2) 'WTF again!
  		Dim math
  		math = doc.createInstance("com.sun.star.text.TextEmbeddedObject")
  		'set type of object by setting UUID. Very intuitive... 
		math.CLSID = "078B7ABA-54FC-457F-8551-6147e776a997"
		math.AnchorType=com.sun.star.text.TextContentAnchorType.AS_CHARACTER 
		doc.getText.insertTextContent(found, math, true)
		math.Model.formula = mathStr
		'resize formula according paragraph text height
		math.Model.BaseFontHeight=Int(math.Anchor.CharHeight)
		'we need to use undocumented interface to perform such simple task?!
		math.ExtendedControlOverEmbeddedObject.update()
		found = doc.findNext(found,search)
  	Wend 

End Sub

'sugar for search patterns
Function regSearch(str)
	Dim search
	search = doc.createSearchDescriptor
	search.SearchRegularExpression = TRUE
	search.SearchString=str
	regSearch=search
End Function

'sugar for getting current document
Function doc
	doc = ThisComponent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aManagementPl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